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H</mi>
            <mfenced open="∣" close="〉">
              <mrow>
                <msub>
                  <mi>E</mi>
                  <mi>n</mi>
                </msub>
              </mrow>
            </mfenced>
            <mrow>
              <mi/>
              <mo stretchy="false">=</mo>
              <mi/>
            </mrow>
            <msub>
              <mi>E</mi>
              <mi>n</mi>
            </msub>
            <mfenced open="∣" close="〉">
              <mrow>
                <msub>
                  <mi>E</mi>
                  <mi>n</mi>
                </msub>
              </mrow>
            </mfenced>
            <mi/>
            <mtext> (mit </mtext>
            <mi/>
            <mi>U</mi>
            <mrow>
              <mo stretchy="false">(</mo>
              <mrow>
                <mi>t</mi>
                <mi>,</mi>
                <msub>
                  <mi>t</mi>
                  <mn>0</mn>
                </msub>
              </mrow>
              <mo stretchy="false">)</mo>
            </mrow>
            <mrow>
              <mi/>
              <mo stretchy="false">=</mo>
              <mi/>
            </mrow>
            <mi>U</mi>
            <mrow>
              <mo stretchy="false">(</mo>
              <mrow>
                <mrow>
                  <mi>t</mi>
                  <mo stretchy="false">−</mo>
                  <msub>
                    <mi>t</mi>
                    <mn>0</mn>
                  </msub>
                </mrow>
              </mrow>
              <mo stretchy="false">)</mo>
            </mrow>
            <mrow>
              <mi/>
              <mo stretchy="false">=</mo>
              <mi/>
            </mrow>
            <msup>
              <mtext>e</mtext>
              <mrow>
                <mrow>
                  <mo stretchy="false">−</mo>
                  <mrow>
                    <mfrac>
                      <mi>i</mi>
                      <mo stretchy="false">ℏ</mo>
                    </mfrac>
                  </mrow>
                </mrow>
                <mi>H</mi>
                <mrow>
                  <mo stretchy="false">(</mo>
                  <mrow>
                    <mrow>
                      <mi>t</mi>
                      <mo stretchy="false">−</mo>
                      <msub>
                        <mi>t</mi>
                        <mn>0</mn>
                      </msub>
                    </mrow>
                  </mrow>
                  <mo stretchy="false">)</mo>
                </mrow>
              </mrow>
            </msup>
            <mi/>
            <mtext> )</mtext>
          </mrow>
        </mtd>
      </mtr>
      <mtr>
        <mtd>
          <mrow>
            <mfenced open="∣" close="〉">
              <mrow>
                <msub>
                  <mi>E</mi>
                  <mi>n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</mfenced>
            <mrow>
              <mi/>
              <mo stretchy="false">=</mo>
              <mi/>
            </mrow>
            <mi>U</mi>
            <mrow>
              <mo stretchy="false">(</mo>
              <mrow>
                <mi>t</mi>
                <mn>,0</mn>
              </mrow>
              <mo stretchy="false">)</mo>
            </mrow>
            <mfenced open="∣" close="〉">
              <mrow>
                <msub>
                  <mi>E</mi>
                  <mi>n</mi>
                </msub>
              </mrow>
            </mfenced>
            <mrow>
              <mi/>
              <mo stretchy="false">=</mo>
              <mi/>
            </mrow>
            <msup>
              <mtext>e</mtext>
              <mrow>
                <mrow>
                  <mo stretchy="false">−</mo>
                  <mrow>
                    <mfrac>
                      <mi>i</mi>
                      <mo stretchy="false">ℏ</mo>
                    </mfrac>
                  </mrow>
                </mrow>
                <msub>
                  <mi>E</mi>
                  <mi>n</mi>
                </msub>
                <mi>t</mi>
              </mrow>
            </msup>
            <mfenced open="∣" close="〉">
              <mrow>
                <msub>
                  <mi>E</mi>
                  <mi>n</mi>
                </msub>
              </mrow>
            </mfenced>
          </mrow>
        </mtd>
      </mtr>
    </mtable>
    <annotation encoding="StarMath 5.0">H left lline E_n right rangle `=` 
E_n left lline E_n right rangle
~" (mit "~
U(t , t_0) `=` U(t - t_0) `=` "e"^{-{i over hbar} H(t - t_0)} ` " )"

newline

left lline E_n(t) right rangle `=`
U(t,0) left lline E_n right rangle `=`
"e"^{-{i over hbar} E_n t} left lline E_n right rangle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6:17:35.273000000</meta:creation-date>
    <meta:generator>LibreOffice/4.1.4.2$Windows_x86 LibreOffice_project/0a0440ccc0227ad9829de5f46be37cfb6edcf72</meta:generator>
  </office:meta>
</office:document-meta>
</file>